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0" style:family="paragraph" style:parent-style-name="Standard">
      <style:paragraph-properties fo:line-height="0.459cm" style:snap-to-layout-grid="false"/>
    </style:style>
    <style:style style:name="P21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21"><text:user-field-get text:name="dossierep_personne_qual"/> <text:user-field-get text:name="dossierep_personne_prenom"/> <text:user-field-get text:name="dossierep_personne_nom"/></text:p>
            <text:p text:style-name="P21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20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5_1656679163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417_1656679163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CM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425_1656679163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434_1656679163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Comme je vous l’indiquai dans mon courrier du <text:user-field-get style:data-style-name="N36" text:name="decisionprecedente_impressiondecision">30/12/1899</text:user-field-get>, l’équipe pluridisciplinaire a examiné votre situation.</text:p>
      <text:p text:style-name="P9"/>
      <text:p text:style-name="P9">L’équipe pluridisciplinaire a décidé de reporter sa décision afin d’avoir un complément d’information auprès de la Caisse d’Allocations Familiales.</text:p>
      <text:p text:style-name="P9"/>
      <text:p text:style-name="P9">Votre dossier repassera en commission le <text:user-field-get style:data-style-name="N79" text:name="commissionep_dateseance">samedi 30 décembre 1899</text:user-field-get> à <text:user-field-get text:name="commissionep_dateseance_time"/> à :</text:p>
      <text:p text:style-name="P14"/>
      <text:p text:style-name="P18"><text:user-field-get text:name="commissionep_lieuseance"/></text:p>
      <text:p text:style-name="P10"><text:user-field-get text:name="commissionep_adresseseance"/> – <text:user-field-get text:name="commissionep_codepostalseance"/> <text:user-field-get text:name="commissionep_villeseance"/></text:p>
      <text:p text:style-name="P9"/>
      <text:p text:style-name="P14">Je reste à votre entière disposition pour tout renseignement complémentaire.</text:p>
      <text:p text:style-name="P9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6:02:00</meta:creation-date>
    <dc:creator>Christian Buffin</dc:creator>
    <dc:date>2011-05-24T17:56:53</dc:date>
    <meta:print-date>2010-12-28T11:04:00</meta:print-date>
    <meta:editing-cycles>6</meta:editing-cycles>
    <meta:editing-duration>PT9M23S</meta:editing-duration>
    <meta:generator>LibreOffice/3.3$Linux LibreOffice_project/330m19$Build-202</meta:generator>
    <meta:document-statistic meta:table-count="1" meta:image-count="0" meta:object-count="0" meta:page-count="1" meta:paragraph-count="22" meta:word-count="114" meta:character-count="720"/>
    <meta:user-defined meta:name="Info 1"/>
    <meta:user-defined meta:name="Info 2"/>
    <meta:user-defined meta:name="Info 3"/>
    <meta:user-defined meta:name="Info 4"/>
  </office:meta>
</office:document-meta>
</file>